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Nimbus Sans L1" svg:font-family="'Nimbus Sans L'" style:font-family-generic="modern" style:font-pitch="variable"/>
    <style:font-face style:name="文泉驿正黑1" svg:font-family="文泉驿正黑" style:font-family-generic="moder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wiss" style:font-pitch="variable"/>
    <style:font-face style:name="Nimbus Sans L2" svg:font-family="'Nimbus Sans L'" style:font-family-generic="swiss" style:font-pitch="variable"/>
    <style:font-face style:name="文泉驿正黑2" svg:font-family="文泉驿正黑" style:font-family-generic="swiss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5" style:family="graphic" style:parent-style-name="objectwithoutfill">
      <style:graphic-properties svg:stroke-width="0.1cm" svg:stroke-color="#00ccff" draw:marker-start-width="0.5cm" draw:marker-end="Arrow" draw:marker-end-width="0.6cm" draw:fill="none" draw:fill-color="#729fc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2.561cm"/>
    </style:style>
    <style:style style:name="gr7" style:family="graphic" style:parent-style-name="objectwithoutfill">
      <style:graphic-properties draw:stroke="dash" draw:stroke-dash="Fine_20_Dashed" svg:stroke-color="#000000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solid" draw:fill-color="#666666" fo:min-height="2.55cm"/>
    </style:style>
    <style:style style:name="gr9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75cm" fo:min-width="2.5cm"/>
    </style:style>
    <style:style style:name="gr10" style:family="graphic" style:parent-style-name="objectwithoutfill">
      <style:graphic-properties svg:stroke-width="0.1cm" svg:stroke-color="#00ccff" draw:marker-start="Arrow" draw:marker-start-width="0.5cm" draw:marker-end="Arrow" draw:marker-end-width="0.6cm" draw:fill="none" draw:fill-color="#729fcf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solid" draw:fill-color="#666666" fo:min-height="2.25cm"/>
    </style:style>
    <style:style style:name="gr12" style:family="graphic" style:parent-style-name="objectwithoutfill">
      <style:graphic-properties svg:stroke-width="0cm" svg:stroke-color="#000000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none" draw:fill="none" fo:min-height="0.803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3.5cm" style:protect="size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6" style:family="graphic" style:parent-style-name="objectwithoutfill">
      <style:graphic-properties svg:stroke-color="#ff6600" draw:marker-end="Arrow" draw:marker-end-width="0.3cm" draw:fill="solid" draw:fill-color="#ff6600" draw:textarea-vertical-align="middle"/>
    </style:style>
    <style:style style:name="gr17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05cm"/>
    </style:style>
    <style:style style:name="gr19" style:family="graphic" style:parent-style-name="standard">
      <style:graphic-properties draw:stroke="none" svg:stroke-color="#000000" draw:fill="none" draw:fill-color="#ffffff" fo:min-height="1.025cm"/>
    </style:style>
    <style:style style:name="gr20" style:family="graphic" style:parent-style-name="standard">
      <style:graphic-properties draw:stroke="none" svg:stroke-color="#000000" draw:fill="none" draw:fill-color="#ffffff" fo:min-height="0.467cm"/>
    </style:style>
    <style:style style:name="gr21" style:family="graphic" style:parent-style-name="standard">
      <style:graphic-properties svg:stroke-width="0.05cm" svg:stroke-color="#ff6600" draw:marker-start-width="0.355cm" draw:marker-end-width="0.355cm" draw:fill="none" draw:fill-color="#729fcf" draw:textarea-horizontal-align="justify" draw:textarea-vertical-align="middle" draw:auto-grow-height="false" fo:min-height="9.7cm" fo:min-width="18.85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fo:min-height="1.546cm"/>
    </style:style>
    <style:style style:name="gr23" style:family="graphic" style:parent-style-name="standard">
      <style:graphic-properties draw:stroke="none" svg:stroke-color="#000000" draw:fill="none" draw:fill-color="#ffffff" fo:min-height="0.661cm"/>
    </style:style>
    <style:style style:name="gr24" style:family="graphic" style:parent-style-name="standard">
      <style:graphic-properties draw:stroke="none" svg:stroke-color="#000000" draw:fill="none" draw:fill-color="#ffffff" fo:min-height="0.85cm"/>
    </style:style>
    <style:style style:name="gr25" style:family="graphic" style:parent-style-name="standard">
      <style:graphic-properties svg:stroke-width="0.05cm" svg:stroke-color="#ff6600" draw:marker-start-width="0.355cm" draw:marker-end-width="0.355cm" draw:fill="none" draw:fill-color="#729fcf" draw:textarea-horizontal-align="justify" draw:textarea-vertical-align="middle" draw:auto-grow-height="false" fo:min-height="10.9cm" fo:min-width="18.85cm" fo:padding-top="0.15cm" fo:padding-bottom="0.15cm" fo:padding-left="0.275cm" fo:padding-right="0.275cm"/>
    </style:style>
    <style:style style:name="gr26" style:family="graphic" style:parent-style-name="standard">
      <style:graphic-properties svg:stroke-width="0.05cm" svg:stroke-color="#ff6600" draw:marker-start-width="0.355cm" draw:marker-end-width="0.355cm" draw:fill="none" draw:fill-color="#729fcf" draw:textarea-horizontal-align="justify" draw:textarea-vertical-align="middle" draw:auto-grow-height="false" fo:min-height="9.687cm" fo:min-width="18.862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fo:min-height="1.563cm"/>
    </style:style>
    <style:style style:name="gr28" style:family="graphic" style:parent-style-name="standard">
      <style:graphic-properties draw:stroke="none" svg:stroke-color="#000000" draw:fill="none" draw:fill-color="#ffffff" fo:min-height="1.25cm"/>
    </style:style>
    <style:style style:name="gr29" style:family="graphic" style:parent-style-name="standard">
      <style:graphic-properties draw:stroke="none" svg:stroke-color="#000000" draw:fill="none" draw:fill-color="#ffffff" fo:min-height="0.802cm"/>
    </style:style>
    <style:style style:name="gr30" style:family="graphic" style:parent-style-name="standard">
      <style:graphic-properties draw:stroke="none" svg:stroke-color="#000000" draw:fill="none" draw:fill-color="#ffffff" fo:min-height="0.561cm"/>
    </style:style>
    <style:style style:name="gr31" style:family="graphic" style:parent-style-name="standard">
      <style:graphic-properties svg:stroke-width="0.05cm" svg:stroke-color="#ff6600" draw:marker-start-width="0.355cm" draw:marker-end-width="0.355cm" draw:fill="none" draw:fill-color="#729fcf" draw:textarea-horizontal-align="justify" draw:textarea-vertical-align="middle" draw:auto-grow-height="false" fo:min-height="8.7cm" fo:min-width="18.85cm" fo:padding-top="0.15cm" fo:padding-bottom="0.15cm" fo:padding-left="0.275cm" fo:padding-right="0.275cm"/>
    </style:style>
    <style:style style:name="gr32" style:family="graphic" style:parent-style-name="standard">
      <style:graphic-properties draw:textarea-horizontal-align="justify" draw:textarea-vertical-align="middle" draw:auto-grow-height="false" fo:min-height="0.65cm" fo:min-width="2.4cm"/>
    </style:style>
    <style:style style:name="gr33" style:family="graphic" style:parent-style-name="standard">
      <style:graphic-properties draw:stroke="none" svg:stroke-color="#000000" draw:fill="none" draw:fill-color="#ffffff" fo:min-height="1.27cm"/>
    </style:style>
    <style:style style:name="gr34" style:family="graphic" style:parent-style-name="standard">
      <style:graphic-properties draw:stroke="none" svg:stroke-color="#000000" draw:fill="none" draw:fill-color="#ffffff" fo:min-height="2.161cm"/>
    </style:style>
    <style:style style:name="gr35" style:family="graphic" style:parent-style-name="standard">
      <style:graphic-properties svg:stroke-width="0.05cm" draw:marker-start-width="0.355cm" draw:marker-end-width="0.355cm" draw:fill="none" draw:textarea-horizontal-align="justify" draw:textarea-vertical-align="middle" draw:auto-grow-height="false" fo:min-height="2.6cm" fo:min-width="8.45cm" fo:padding-top="0.15cm" fo:padding-bottom="0.15cm" fo:padding-left="0.275cm" fo:padding-right="0.275cm"/>
    </style:style>
    <style:style style:name="gr36" style:family="graphic" style:parent-style-name="standard">
      <style:graphic-properties svg:stroke-width="0.05cm" svg:stroke-color="#ff6600" draw:marker-start-width="0.355cm" draw:marker-end-width="0.355cm" draw:fill="none" draw:fill-color="#729fcf" draw:textarea-horizontal-align="justify" draw:textarea-vertical-align="middle" draw:auto-grow-height="false" fo:min-height="16.7cm" fo:min-width="18.8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1" fo:font-size="18pt" style:font-size-asian="18pt" style:font-size-complex="18pt"/>
    </style:style>
    <style:style style:name="P3" style:family="paragraph">
      <style:paragraph-properties fo:text-align="center"/>
      <style:text-properties style:font-name="DejaVu Sans Mono1" fo:font-size="18pt" style:font-name-asian="DejaVu Sans Mono1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 draw:fill-color="#ffffff"/>
      <style:text-properties fo:font-size="10.5pt" style:font-size-asian="10.5pt" style:font-size-complex="10.5pt"/>
    </style:style>
    <style:style style:name="P7" style:family="paragraph">
      <loext:graphic-properties draw:fill="solid" draw:fill-color="#666666"/>
      <style:text-properties fo:font-size="18pt"/>
    </style:style>
    <style:style style:name="P8" style:family="paragraph">
      <loext:graphic-properties draw:fill="solid" draw:fill-color="#729fcf"/>
      <style:paragraph-properties fo:text-align="center"/>
      <style:text-properties style:font-name="DejaVu Sans Mono1" fo:font-size="18pt"/>
    </style:style>
    <style:style style:name="P9" style:family="paragraph">
      <loext:graphic-properties draw:fill="solid" draw:fill-color="#729fcf"/>
      <style:paragraph-properties fo:text-align="center"/>
      <style:text-properties style:font-name="DejaVu Sans Mono1" style:font-name-asian="DejaVu Sans Mono1" style:font-size-asian="18pt"/>
    </style:style>
    <style:style style:name="P10" style:family="paragraph">
      <loext:graphic-properties draw:fill="none" draw:fill-color="#ffffff"/>
      <style:text-properties style:font-name="DejaVu Sans Mono1" fo:font-size="10.5pt" style:font-size-asian="10.5pt" style:font-size-complex="10.5pt"/>
    </style:style>
    <style:style style:name="P11" style:family="paragraph">
      <loext:graphic-properties draw:fill="solid" draw:fill-color="#666666"/>
      <style:text-properties fo:color="#000000" style:font-name="DejaVu Sans Mono1" fo:font-size="18pt" fo:font-weight="normal" style:font-name-asian="DejaVu Sans Mono1" style:font-weight-asian="normal" style:font-weight-complex="normal"/>
    </style:style>
    <style:style style:name="P12" style:family="paragraph">
      <loext:graphic-properties draw:fill="solid" draw:fill-color="#729fcf"/>
      <style:paragraph-properties fo:text-align="center"/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/>
      <style:paragraph-properties fo:text-align="center"/>
      <style:text-properties style:font-name="DejaVu Sans Mono1" fo:font-size="9pt" fo:font-weight="normal" style:font-name-asian="DejaVu Sans Mono1" style:font-size-asian="9pt" style:font-weight-asian="normal" style:font-size-complex="9pt" style:font-weight-complex="normal"/>
    </style:style>
    <style:style style:name="P14" style:family="paragraph">
      <loext:graphic-properties draw:fill="none" draw:fill-color="#729fcf"/>
      <style:paragraph-properties fo:text-align="center"/>
      <style:text-properties style:font-name="DejaVu Sans Mono1" fo:font-size="12pt" style:font-name-asian="DejaVu Sans Mono1" style:font-size-asian="12pt" style:font-size-complex="12pt"/>
    </style:style>
    <style:style style:name="P15" style:family="paragraph">
      <loext:graphic-properties draw:fill="none"/>
      <style:text-properties style:font-name="DejaVu Sans Mono1" fo:font-size="18pt" style:font-name-asian="DejaVu Sans Mono1" style:font-size-asian="18pt" style:font-size-complex="18pt"/>
    </style:style>
    <style:style style:name="P16" style:family="paragraph">
      <loext:graphic-properties draw:fill="solid" draw:fill-color="#ff6600"/>
      <style:paragraph-properties fo:text-align="center"/>
    </style:style>
    <style:style style:name="P17" style:family="paragraph">
      <loext:graphic-properties draw:fill="none" draw:fill-color="#ffffff"/>
      <style:text-properties fo:color="#800000" style:font-name="DejaVu Sans Mono1" fo:font-size="18pt" fo:font-weight="bold" style:font-weight-asian="bold" style:font-weight-complex="bold"/>
    </style:style>
    <style:style style:name="P18" style:family="paragraph">
      <loext:graphic-properties draw:fill="none" draw:fill-color="#ffffff"/>
      <style:text-properties style:font-name="DejaVu Sans Mono1" fo:font-size="10.5pt" fo:font-weight="bold" style:font-name-asian="DejaVu Sans Mono1" style:font-size-asian="10.5pt" style:font-weight-asian="bold" style:font-size-complex="10.5pt" style:font-weight-complex="bold"/>
    </style:style>
    <style:style style:name="P19" style:family="paragraph">
      <loext:graphic-properties draw:fill="none" draw:fill-color="#ffffff"/>
      <style:text-properties style:font-name="DejaVu Sans" fo:font-size="12pt" fo:font-weight="normal" style:font-name-asian="DejaVu Sans" style:font-size-asian="12pt" style:font-weight-asian="normal" style:font-size-complex="12pt" style:font-weight-complex="normal"/>
    </style:style>
    <style:style style:name="P20" style:family="paragraph">
      <loext:graphic-properties draw:fill="none" draw:fill-color="#ffffff"/>
      <style:text-properties fo:color="#800000" style:font-name="DejaVu Sans Mono1" fo:font-size="18pt" fo:font-weight="bold" style:font-name-asian="DejaVu Sans Mono1" style:font-weight-asian="bold" style:font-weight-complex="bold"/>
    </style:style>
    <style:style style:name="P21" style:family="paragraph">
      <loext:graphic-properties draw:fill="none" draw:fill-color="#729fcf"/>
      <style:paragraph-properties fo:text-align="center"/>
      <style:text-properties style:font-name="DejaVu Sans Mono1" style:font-name-asian="DejaVu Sans Mono1"/>
    </style:style>
    <style:style style:name="P22" style:family="paragraph">
      <loext:graphic-properties draw:fill="none" draw:fill-color="#ffffff"/>
      <style:paragraph-properties fo:text-align="center"/>
      <style:text-properties style:font-name="DejaVu Sans Mono1" fo:font-size="14pt" fo:font-weight="bold" style:font-name-asian="DejaVu Sans Mono1" style:font-size-asian="14pt" style:font-weight-asian="bold" style:font-size-complex="14pt" style:font-weight-complex="bold"/>
    </style:style>
    <style:style style:name="P23" style:family="paragraph">
      <loext:graphic-properties draw:fill="none"/>
      <style:paragraph-properties fo:text-align="center"/>
      <style:text-properties style:font-name="DejaVu Sans Mono1" fo:font-size="9pt" style:font-name-asian="DejaVu Sans Mono1" style:font-size-asian="9pt" style:font-size-complex="9pt"/>
    </style:style>
    <style:style style:name="T1" style:family="text">
      <style:text-properties style:font-name="DejaVu Sans Mono1" fo:font-size="18pt" style:font-size-asian="18pt" style:font-size-complex="18pt"/>
    </style:style>
    <style:style style:name="T2" style:family="text">
      <style:text-properties style:font-name="DejaVu Sans Mono1" fo:font-size="18pt" style:font-name-asian="DejaVu Sans Mono1" style:font-size-asian="18pt" style:font-size-complex="18pt"/>
    </style:style>
    <style:style style:name="T3" style:family="text">
      <style:text-properties style:font-name="DejaVu Sans Mono1" fo:font-size="12pt" style:font-name-asian="DejaVu Sans Mono1" style:font-size-asian="12pt" style:font-size-complex="12pt"/>
    </style:style>
    <style:style style:name="T4" style:family="text">
      <style:text-properties fo:color="#800000" style:font-name="DejaVu Sans Mono1" fo:font-size="9pt" fo:font-weight="bold" style:font-name-asian="DejaVu Sans Mono1" style:font-size-asian="9pt" style:font-weight-asian="bold" style:font-size-complex="9pt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8pt"/>
    </style:style>
    <style:style style:name="T7" style:family="text">
      <style:text-properties style:font-name="DejaVu Sans Mono1" fo:font-size="18pt"/>
    </style:style>
    <style:style style:name="T8" style:family="text">
      <style:text-properties style:font-name="DejaVu Sans Mono1" style:font-name-asian="DejaVu Sans Mono1" style:font-size-asian="18pt"/>
    </style:style>
    <style:style style:name="T9" style:family="text">
      <style:text-properties fo:color="#000000" style:font-name="DejaVu Sans Mono1" fo:font-size="18pt" fo:font-weight="normal" style:font-name-asian="DejaVu Sans Mono1" style:font-weight-asian="normal" style:font-weight-complex="normal"/>
    </style:style>
    <style:style style:name="T10" style:family="text"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DejaVu Sans Mono1" fo:font-size="9pt" fo:font-weight="normal" style:font-name-asian="DejaVu Sans Mono1" style:font-size-asian="9pt" style:font-weight-asian="normal" style:font-size-complex="9pt" style:font-weight-complex="normal"/>
    </style:style>
    <style:style style:name="T12" style:family="text">
      <style:text-properties fo:color="#800000" style:font-name="DejaVu Sans Mono1" fo:font-size="18pt" fo:font-weight="bold" style:font-name-asian="DejaVu Sans Mono1" style:font-size-asian="18pt" style:font-weight-asian="bold" style:font-size-complex="18pt" style:font-weight-complex="bold"/>
    </style:style>
    <style:style style:name="T13" style:family="text">
      <style:text-properties fo:color="#800000" style:font-name="DejaVu Sans Mono1" fo:font-size="18pt" fo:font-weight="bold" style:font-weight-asian="bold" style:font-weight-complex="bold"/>
    </style:style>
    <style:style style:name="T14" style:family="text">
      <style:text-properties style:font-name="DejaVu Sans Mono1" fo:font-size="10.5pt" fo:font-weight="bold" style:font-name-asian="DejaVu Sans Mono1" style:font-size-asian="10.5pt" style:font-weight-asian="bold" style:font-size-complex="10.5pt" style:font-weight-complex="bold"/>
    </style:style>
    <style:style style:name="T15" style:family="text">
      <style:text-properties fo:color="#800000" fo:font-size="10.5pt" fo:font-weight="bold" style:font-size-asian="10.5pt" style:font-weight-asian="bold" style:font-size-complex="10.5pt" style:font-weight-complex="bold"/>
    </style:style>
    <style:style style:name="T16" style:family="text">
      <style:text-properties style:font-name="DejaVu Sans" fo:font-size="12pt" fo:font-weight="normal" style:font-name-asian="DejaVu Sans" style:font-size-asian="12pt" style:font-weight-asian="normal" style:font-size-complex="12pt" style:font-weight-complex="normal"/>
    </style:style>
    <style:style style:name="T17" style:family="text">
      <style:text-properties fo:color="#800000" style:font-name="DejaVu Sans Mono1" fo:font-size="18pt" fo:font-weight="bold" style:font-name-asian="DejaVu Sans Mono1" style:font-weight-asian="bold" style:font-weight-complex="bold"/>
    </style:style>
    <style:style style:name="T18" style:family="text">
      <style:text-properties style:font-name="DejaVu Sans Mono1" fo:font-size="14pt" fo:font-weight="bold" style:font-name-asian="DejaVu Sans Mono1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1" draw:id="id1" draw:layer="layout" svg:width="4cm" svg:height="1cm" svg:x="8.5cm" svg:y="3.012cm">
          <text:p text:style-name="P1"><text:span text:style-name="T1">Inter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2" draw:id="id2" draw:layer="layout" svg:width="4cm" svg:height="1cm" svg:x="8.5cm" svg:y="5.812cm">
          <text:p text:style-name="P1"><text:span text:style-name="T2">交换机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0.5cm" svg:y1="4.012cm" svg:x2="10.5cm" svg:y2="5.812cm" draw:start-shape="id1" draw:start-glue-point="2" draw:end-shape="id2" svg:d="M10500 4012v1800" svg:viewBox="0 0 1 1801">
          <text:p/>
        </draw:connector>
        <draw:custom-shape draw:style-name="gr1" draw:text-style-name="P3" xml:id="id3" draw:id="id3" draw:layer="layout" svg:width="4cm" svg:height="1cm" svg:x="8.5cm" svg:y="8.612cm">
          <text:p text:style-name="P1"><text:span text:style-name="T2">系统防火墙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0.5cm" svg:y1="6.812cm" svg:x2="10.5cm" svg:y2="8.612cm" draw:start-shape="id2" draw:end-shape="id3" svg:d="M10500 6812v1800" svg:viewBox="0 0 1 1801">
          <text:p/>
        </draw:connector>
        <draw:connector draw:style-name="gr3" draw:text-style-name="P5" draw:layer="layout" svg:x1="12.5cm" svg:y1="9.112cm" svg:x2="12.5cm" svg:y2="9.112cm" draw:start-shape="id3" draw:start-glue-point="1" draw:end-shape="id3" svg:d="M12500 9112z" svg:viewBox="0 0 1 1">
          <text:p/>
        </draw:connector>
        <draw:connector draw:style-name="gr4" draw:text-style-name="P5" draw:layer="layout" svg:x1="10.5cm" svg:y1="14cm" svg:x2="6.5cm" svg:y2="19.3cm" draw:start-shape="id4" draw:start-glue-point="2" draw:end-shape="id5" draw:end-glue-point="0" svg:d="M10500 14000v2650h-4000v2650" svg:viewBox="0 0 4001 5301">
          <text:p><text:span text:style-name="T3"/></text:p>
          <text:p><text:span text:style-name="T3"/></text:p>
          <text:p><text:span text:style-name="T3"/></text:p>
          <text:p><text:span text:style-name="T3"/></text:p>
          <text:p><text:span text:style-name="T3"/></text:p>
          <text:p><text:span text:style-name="T3"/></text:p>
          <text:p><text:span text:style-name="T3">仅高可用</text:span></text:p>
        </draw:connector>
        <draw:connector draw:style-name="gr5" draw:text-style-name="P5" draw:layer="layout" draw:line-skew="0.099cm" svg:x1="19.4cm" svg:y1="12.5cm" svg:x2="18.6cm" svg:y2="20.7cm" draw:start-shape="id6" draw:start-glue-point="1" draw:end-shape="id7" draw:end-glue-point="1" svg:d="M19400 12500h600v8200h-1400" svg:viewBox="0 0 1401 8201">
          <text:p><text:span text:style-name="T4">千兆网线</text:span></text:p>
        </draw:connector>
        <draw:frame draw:style-name="gr6" draw:text-style-name="P6" xml:id="id9" draw:id="id9" draw:layer="layout" svg:width="5.1cm" svg:height="2.811cm" svg:x="5.4cm" svg:y="24.3cm">
          <draw:text-box>
            <text:p><text:span text:style-name="T5">Hostname: Server5</text:span></text:p>
            <text:p><text:span text:style-name="T5">Public IP: 192.168.1.102</text:span></text:p>
            <text:p><text:span text:style-name="T5">Private IP: </text:span></text:p>
            <text:p><text:span text:style-name="T5"><text:s text:c="14"/></text:span><text:span text:style-name="T5">10.10.10.102</text:span></text:p>
            <text:p><text:span text:style-name="T5"><text:s text:c="14"/></text:span><text:span text:style-name="T5">13.13.13.102</text:span></text:p>
          </draw:text-box>
        </draw:frame>
        <draw:connector draw:style-name="gr7" draw:text-style-name="P4" draw:layer="layout" draw:type="line" svg:x1="8.2cm" svg:y1="21.2cm" svg:x2="7.95cm" svg:y2="24.3cm" draw:start-shape="id8" draw:start-glue-point="2" draw:end-shape="id9" svg:d="M8200 21200l-250 3100" svg:viewBox="0 0 251 3101">
          <text:p/>
        </draw:connector>
        <draw:frame draw:style-name="gr6" draw:text-style-name="P6" xml:id="id17" draw:id="id17" draw:layer="layout" svg:width="5cm" svg:height="2.811cm" svg:x="15.6cm" svg:y="23.1cm">
          <draw:text-box>
            <text:p><text:span text:style-name="T5">Hostname: Server7</text:span></text:p>
            <text:p><text:span text:style-name="T5">Public IP: 192.168.1.202</text:span></text:p>
            <text:p><text:span text:style-name="T5">Private IP: </text:span></text:p>
            <text:p><text:span text:style-name="T5"><text:s text:c="15"/></text:span><text:span text:style-name="T5">10.10.10.202</text:span></text:p>
            <text:p><text:span text:style-name="T5"><text:s text:c="15"/></text:span><text:span text:style-name="T5">14.14.14.202</text:span></text:p>
          </draw:text-box>
        </draw:frame>
        <draw:frame draw:style-name="gr6" draw:text-style-name="P6" xml:id="id11" draw:id="id11" draw:layer="layout" svg:width="5.4cm" svg:height="2.811cm" svg:x="10.8cm" svg:y="24.253cm">
          <draw:text-box>
            <text:p><text:span text:style-name="T5">Hostname: Server6</text:span></text:p>
            <text:p><text:span text:style-name="T5">Public IP: 192.168.1.201</text:span></text:p>
            <text:p><text:span text:style-name="T5">Private IP: </text:span></text:p>
            <text:p><text:span text:style-name="T5"><text:s text:c="15"/></text:span><text:span text:style-name="T5">10.10.10.201</text:span></text:p>
            <text:p><text:span text:style-name="T5"><text:s text:c="15"/></text:span><text:span text:style-name="T5">11.11.11.201</text:span></text:p>
          </draw:text-box>
        </draw:frame>
        <draw:frame draw:style-name="gr8" draw:text-style-name="P7" xml:id="id7" draw:id="id7" draw:layer="layout" svg:width="7.6cm" svg:height="2.8cm" svg:x="11cm" svg:y="19.3cm">
          <draw:text-box>
            <text:p><text:span text:style-name="T6"><text:s text:c="17"/></text:span><text:span text:style-name="T7">Web</text:span></text:p>
          </draw:text-box>
        </draw:frame>
        <draw:connector draw:style-name="gr7" draw:text-style-name="P4" draw:layer="layout" draw:type="line" svg:x1="12.9cm" svg:y1="21.2cm" svg:x2="13.5cm" svg:y2="24.253cm" draw:start-shape="id10" draw:start-glue-point="2" draw:end-shape="id11" draw:end-glue-point="0" svg:d="M12900 21200l600 3053" svg:viewBox="0 0 601 3054">
          <text:p/>
        </draw:connector>
        <draw:custom-shape draw:style-name="gr9" draw:text-style-name="P8" xml:id="id6" draw:id="id6" draw:layer="layout" svg:width="3cm" svg:height="1cm" svg:x="16.4cm" svg:y="12cm">
          <text:p text:style-name="P1"><text:span text:style-name="T7">NF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9" xml:id="id12" draw:id="id12" draw:layer="layout" svg:width="3cm" svg:height="1cm" svg:x="2cm" svg:y="12cm">
          <text:p text:style-name="P1"><text:span text:style-name="T8">备份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5" draw:layer="layout" svg:x1="10.5cm" svg:y1="9.612cm" svg:x2="3.5cm" svg:y2="12cm" draw:start-shape="id3" draw:start-glue-point="2" draw:end-shape="id12" svg:d="M10500 9612v1194h-7000v1194" svg:viewBox="0 0 7001 2389">
          <text:p/>
        </draw:connector>
        <draw:connector draw:style-name="gr3" draw:text-style-name="P5" draw:layer="layout" draw:line-skew="-0.006cm" svg:x1="10.5cm" svg:y1="9.612cm" svg:x2="17.9cm" svg:y2="12cm" draw:start-shape="id3" draw:start-glue-point="2" draw:end-shape="id6" draw:end-glue-point="0" svg:d="M10500 9612v1188h7400v1200" svg:viewBox="0 0 7401 2389">
          <text:p/>
        </draw:connector>
        <draw:connector draw:style-name="gr5" draw:text-style-name="P5" draw:layer="layout" draw:line-skew="1.399cm" svg:x1="17.9cm" svg:y1="13cm" svg:x2="3.5cm" svg:y2="13cm" draw:start-shape="id6" draw:start-glue-point="2" draw:end-shape="id12" draw:end-glue-point="2" svg:d="M17900 13000v1900h-14400v-1900" svg:viewBox="0 0 14401 1901">
          <text:p><text:span text:style-name="T4"><text:s text:c="4"/></text:span></text:p>
          <text:p><text:span text:style-name="T4"/></text:p>
          <text:p><text:span text:style-name="T4"/></text:p>
          <text:p><text:span text:style-name="T4"/></text:p>
          <text:p><text:span text:style-name="T4"><text:s text:c="13"/></text:span><text:span text:style-name="T4">千兆网线</text:span></text:p>
        </draw:connector>
        <draw:frame draw:style-name="gr6" draw:text-style-name="P6" xml:id="id19" draw:id="id19" draw:layer="layout" svg:width="5.41cm" svg:height="2.811cm" svg:x="13.19cm" svg:y="4.1cm">
          <draw:text-box>
            <text:p><text:span text:style-name="T5">Hostname: Server2</text:span></text:p>
            <text:p><text:span text:style-name="T5">Public IP: 192.168.1.80</text:span></text:p>
            <text:p><text:span text:style-name="T5">Private IP: 10.10.10.80</text:span></text:p>
            <text:p><text:span text:style-name="T5">Web Virtual IP: 192.168.1.200</text:span></text:p>
            <text:p><text:span text:style-name="T5">DB Virtual IP: 10.10.10.100</text:span></text:p>
          </draw:text-box>
        </draw:frame>
        <draw:frame draw:style-name="gr6" draw:text-style-name="P6" xml:id="id13" draw:id="id13" draw:layer="layout" svg:width="5.4cm" svg:height="3.323cm" svg:x="15.6cm" svg:y="7cm">
          <draw:text-box>
            <text:p><text:span text:style-name="T5">Hostname: Server3</text:span></text:p>
            <text:p><text:span text:style-name="T5">Public IP: 192.168.1.90</text:span></text:p>
            <text:p><text:span text:style-name="T5">Private IP: </text:span></text:p>
            <text:p><text:span text:style-name="T5"><text:s text:c="14"/></text:span><text:span text:style-name="T5">11.11.11.90</text:span></text:p>
            <text:p><text:span text:style-name="T5"><text:s text:c="14"/></text:span><text:span text:style-name="T5">12.12.12.90</text:span></text:p>
            <text:p><text:span text:style-name="T5"><text:s text:c="14"/></text:span><text:span text:style-name="T5">14.14.14.90</text:span></text:p>
          </draw:text-box>
        </draw:frame>
        <draw:connector draw:style-name="gr7" draw:text-style-name="P4" draw:layer="layout" draw:type="line" svg:x1="18.3cm" svg:y1="10.323cm" svg:x2="17.9cm" svg:y2="12cm" draw:start-shape="id13" draw:start-glue-point="2" draw:end-shape="id6" draw:end-glue-point="0" svg:d="M18300 10323l-400 1677" svg:viewBox="0 0 401 1678">
          <text:p/>
        </draw:connector>
        <draw:connector draw:style-name="gr7" draw:text-style-name="P4" draw:layer="layout" draw:type="line" svg:x1="4.15cm" svg:y1="15cm" svg:x2="3.5cm" svg:y2="13cm" draw:start-shape="id14" draw:start-glue-point="0" draw:end-shape="id12" draw:end-glue-point="2" svg:d="M4150 15000l-650-2000" svg:viewBox="0 0 651 2001">
          <text:p/>
        </draw:connector>
        <draw:frame draw:style-name="gr6" draw:text-style-name="P10" xml:id="id14" draw:id="id14" draw:layer="layout" svg:width="4.3cm" svg:height="2.811cm" svg:x="2cm" svg:y="15cm">
          <draw:text-box>
            <text:p><text:span text:style-name="T5">Hostname: Server2</text:span></text:p>
            <text:p><text:span text:style-name="T5">Public IP: 192.168.1.80</text:span></text:p>
            <text:p><text:span text:style-name="T5">Private IP:</text:span></text:p>
            <text:p><text:span text:style-name="T5"><text:s text:c="14"/></text:span><text:span text:style-name="T5">10.10.10.80</text:span></text:p>
            <text:p><text:span text:style-name="T5"><text:s text:c="14"/></text:span><text:span text:style-name="T5">12.12.12.80</text:span></text:p>
          </draw:text-box>
        </draw:frame>
        <draw:custom-shape draw:style-name="gr9" draw:text-style-name="P8" xml:id="id10" draw:id="id10" draw:layer="layout" svg:width="3cm" svg:height="1cm" svg:x="11.4cm" svg:y="20.2cm">
          <text:p text:style-name="P1"><text:span text:style-name="T7">Nginx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6" draw:id="id16" draw:layer="layout" svg:width="3cm" svg:height="1cm" svg:x="15cm" svg:y="20.2cm">
          <text:p text:style-name="P1"><text:span text:style-name="T7">Nginx2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8" draw:text-style-name="P11" xml:id="id5" draw:id="id5" draw:layer="layout" svg:width="7cm" svg:height="2.8cm" svg:x="3cm" svg:y="19.3cm">
          <draw:text-box>
            <text:p><text:span text:style-name="T9"><text:s text:c="4"/></text:span><text:span text:style-name="T9">DB</text:span><text:span text:style-name="T9">主主复制</text:span></text:p>
          </draw:text-box>
        </draw:frame>
        <draw:custom-shape draw:style-name="gr9" draw:text-style-name="P8" xml:id="id15" draw:id="id15" draw:layer="layout" svg:width="3cm" svg:height="1cm" svg:x="3.2cm" svg:y="20.2cm">
          <text:p text:style-name="P1"><text:span text:style-name="T7">MySQL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8" draw:id="id8" draw:layer="layout" svg:width="3cm" svg:height="1cm" svg:x="6.7cm" svg:y="20.2cm">
          <text:p text:style-name="P1"><text:span text:style-name="T7">MySQL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0" draw:text-style-name="P5" draw:layer="layout" draw:line-skew="1.199cm" svg:x1="8.2cm" svg:y1="21.2cm" svg:x2="4.7cm" svg:y2="21.2cm" draw:start-shape="id8" draw:start-glue-point="2" draw:end-shape="id15" draw:end-glue-point="2" svg:d="M8200 21200v1700h-3500v-1700" svg:viewBox="0 0 3501 1701">
          <text:p><text:span text:style-name="T4"/></text:p>
          <text:p><text:span text:style-name="T4"/></text:p>
          <text:p><text:span text:style-name="T4"/></text:p>
          <text:p><text:span text:style-name="T4">千兆网线</text:span></text:p>
        </draw:connector>
        <draw:connector draw:style-name="gr7" draw:text-style-name="P4" draw:layer="layout" draw:type="line" svg:x1="16.5cm" svg:y1="21.2cm" svg:x2="18.1cm" svg:y2="23.1cm" draw:start-shape="id16" draw:start-glue-point="2" draw:end-shape="id17" draw:end-glue-point="0" svg:d="M16500 21200l1600 1900" svg:viewBox="0 0 1601 1901">
          <text:p/>
        </draw:connector>
        <draw:frame draw:style-name="gr6" draw:text-style-name="P6" xml:id="id18" draw:id="id18" draw:layer="layout" svg:width="5.4cm" svg:height="2.811cm" svg:x="0.8cm" svg:y="22.9cm">
          <draw:text-box>
            <text:p><text:span text:style-name="T5">Hostname: Server4</text:span></text:p>
            <text:p><text:span text:style-name="T5">Public IP: 192.168.1.101</text:span></text:p>
            <text:p><text:span text:style-name="T5">Private IP: </text:span></text:p>
            <text:p><text:span text:style-name="T5"><text:s text:c="14"/></text:span><text:span text:style-name="T5">10.10.10.101</text:span></text:p>
            <text:p><text:span text:style-name="T5"><text:s text:c="14"/></text:span><text:span text:style-name="T5">13.13.13.101</text:span></text:p>
          </draw:text-box>
        </draw:frame>
        <draw:connector draw:style-name="gr7" draw:text-style-name="P4" draw:layer="layout" draw:type="line" svg:x1="4.7cm" svg:y1="21.2cm" svg:x2="3.5cm" svg:y2="22.9cm" draw:start-shape="id15" draw:start-glue-point="2" draw:end-shape="id18" draw:end-glue-point="0" svg:d="M4700 21200l-1200 1700" svg:viewBox="0 0 1201 1701">
          <text:p/>
        </draw:connector>
        <draw:frame draw:style-name="gr11" draw:text-style-name="P7" xml:id="id4" draw:id="id4" draw:layer="layout" svg:width="9cm" svg:height="2.5cm" svg:x="6cm" svg:y="11.5cm">
          <draw:text-box>
            <text:p><text:span text:style-name="T6"><text:s text:c="10"/></text:span><text:span text:style-name="T6">LVS+Keepalived</text:span></text:p>
          </draw:text-box>
        </draw:frame>
        <draw:connector draw:style-name="gr3" draw:text-style-name="P5" draw:layer="layout" svg:x1="10.5cm" svg:y1="9.612cm" svg:x2="10.5cm" svg:y2="11.5cm" draw:start-shape="id3" draw:start-glue-point="2" draw:end-shape="id4" draw:end-glue-point="0" svg:d="M10500 9612v1888" svg:viewBox="0 0 1 1889">
          <text:p/>
        </draw:connector>
        <draw:connector draw:style-name="gr7" draw:text-style-name="P4" draw:layer="layout" draw:type="line" svg:x1="15.895cm" svg:y1="6.911cm" svg:x2="13.1cm" svg:y2="12.6cm" draw:start-shape="id19" draw:start-glue-point="2" draw:end-shape="id20" draw:end-glue-point="0" svg:d="M15895 6911l-2795 5689" svg:viewBox="0 0 2796 5690">
          <text:p/>
        </draw:connector>
        <draw:custom-shape draw:style-name="gr9" draw:text-style-name="P12" xml:id="id22" draw:id="id22" draw:layer="layout" svg:width="3cm" svg:height="1cm" svg:x="6.5cm" svg:y="12.6cm">
          <text:p text:style-name="P1"><text:span text:style-name="T10">Master LVS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20" draw:id="id20" draw:layer="layout" svg:width="3cm" svg:height="1cm" svg:x="11.6cm" svg:y="12.6cm">
          <text:p text:style-name="P1"><text:span text:style-name="T10">Backup LVS</text:span></text:p>
          <draw:enhanced-geometry svg:viewBox="0 0 21600 21600" draw:type="rectangle" draw:enhanced-path="M 0 0 L 21600 0 21600 21600 0 21600 0 0 Z N"/>
        </draw:custom-shape>
        <draw:frame draw:style-name="gr6" draw:text-style-name="P6" xml:id="id21" draw:id="id21" draw:layer="layout" svg:width="5.5cm" svg:height="2.811cm" svg:x="2.4cm" svg:y="4.1cm">
          <draw:text-box>
            <text:p><text:span text:style-name="T5">Hostname: Server1</text:span></text:p>
            <text:p><text:span text:style-name="T5">Public IP: 192.168.1.70</text:span></text:p>
            <text:p><text:span text:style-name="T5">Private IP: 10.10.10.70</text:span></text:p>
            <text:p><text:span text:style-name="T5">Web Virtual IP: 192.168.1.200</text:span></text:p>
            <text:p><text:span text:style-name="T5">DB Virtual IP: 10.10.10.100</text:span></text:p>
          </draw:text-box>
        </draw:frame>
        <draw:connector draw:style-name="gr7" draw:text-style-name="P4" draw:layer="layout" draw:type="line" svg:x1="5.15cm" svg:y1="6.911cm" svg:x2="8cm" svg:y2="12.6cm" draw:start-shape="id21" draw:start-glue-point="2" draw:end-shape="id22" draw:end-glue-point="0" svg:d="M5150 6911l2850 5689" svg:viewBox="0 0 2851 5690">
          <text:p/>
        </draw:connector>
        <draw:connector draw:style-name="gr12" draw:text-style-name="P13" draw:layer="layout" draw:type="curve" svg:x1="3.5cm" svg:y1="13cm" svg:x2="14.8cm" svg:y2="19.3cm" draw:start-shape="id12" draw:start-glue-point="2" draw:end-shape="id7" draw:end-glue-point="0" svg:d="M3500 13000c0 4726 11300 1577 11300 6300" svg:viewBox="0 0 11301 6301">
          <text:p text:style-name="P1"><text:span text:style-name="T11">通过交换机备份</text:span></text:p>
        </draw:connector>
        <draw:connector draw:style-name="gr4" draw:text-style-name="P14" draw:layer="layout" svg:x1="10.5cm" svg:y1="14cm" svg:x2="14.8cm" svg:y2="19.3cm" draw:start-shape="id4" draw:start-glue-point="2" draw:end-shape="id7" draw:end-glue-point="0" svg:d="M10500 14000v2650h4300v2650" svg:viewBox="0 0 4301 5301">
          <text:p text:style-name="P1"><text:span text:style-name="T3"><text:s text:c="19"/></text:span><text:span text:style-name="T3">负载均衡与高可用</text:span></text:p>
        </draw:connector>
        <draw:frame draw:style-name="gr13" draw:text-style-name="P15" draw:layer="layout" svg:width="19.367cm" svg:height="1.053cm" svg:x="1.033cm" svg:y="1.147cm">
          <draw:text-box>
            <text:p><text:span text:style-name="T12">1.</text:span><text:span text:style-name="T12">网络拓扑总览</text:span></text:p>
          </draw:text-box>
        </draw:frame>
      </draw:page>
      <draw:page draw:name="page2" draw:style-name="dp1" draw:master-page-name="默认">
        <draw:custom-shape draw:name="Master Director Server" draw:style-name="gr1" draw:text-style-name="P3" xml:id="id25" draw:id="id25" draw:layer="layout" svg:width="4cm" svg:height="1cm" svg:x="2cm" svg:y="6cm">
          <text:p text:style-name="P1"><text:span text:style-name="T2">Master LV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Backup Director Server" draw:style-name="gr1" draw:text-style-name="P3" xml:id="id23" draw:id="id23" draw:layer="layout" svg:width="4cm" svg:height="1cm" svg:x="16cm" svg:y="6cm">
          <text:p text:style-name="P1"><text:span text:style-name="T2">Backup LV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24" draw:id="id24" draw:layer="layout" svg:width="4cm" svg:height="1cm" svg:x="8.8cm" svg:y="7.6cm">
          <text:p text:style-name="P1"><text:span text:style-name="T2">交换机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26" draw:id="id26" draw:layer="layout" svg:width="3cm" svg:height="1cm" svg:x="2.5cm" svg:y="9.9cm">
          <text:p text:style-name="P1"><text:span text:style-name="T1">Nginx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27" draw:id="id27" draw:layer="layout" svg:width="3cm" svg:height="1cm" svg:x="16.5cm" svg:y="9.9cm">
          <text:p text:style-name="P1"><text:span text:style-name="T1">Ngin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svg:x1="18cm" svg:y1="7cm" svg:x2="12.8cm" svg:y2="8.1cm" draw:start-shape="id23" draw:start-glue-point="2" draw:end-shape="id24" draw:end-glue-point="1" svg:d="M18000 7000v1100h-5200" svg:viewBox="0 0 5201 1101">
          <text:p/>
        </draw:connector>
        <draw:connector draw:style-name="gr16" draw:text-style-name="P16" draw:layer="layout" svg:x1="4cm" svg:y1="7cm" svg:x2="8.8cm" svg:y2="8.1cm" draw:start-shape="id25" draw:start-glue-point="2" draw:end-shape="id24" draw:end-glue-point="3" svg:d="M4000 7000v1100h4800" svg:viewBox="0 0 4801 1101">
          <text:p/>
        </draw:connector>
        <draw:connector draw:style-name="gr2" draw:text-style-name="P4" draw:layer="layout" svg:x1="10.8cm" svg:y1="8.6cm" svg:x2="5.5cm" svg:y2="10.4cm" draw:start-shape="id24" draw:start-glue-point="2" draw:end-shape="id26" draw:end-glue-point="1" svg:d="M10800 8600v1800h-5300" svg:viewBox="0 0 5301 1801">
          <text:p/>
        </draw:connector>
        <draw:connector draw:style-name="gr17" draw:text-style-name="P4" draw:layer="layout" svg:x1="10.8cm" svg:y1="8.6cm" svg:x2="16.5cm" svg:y2="10.4cm" draw:start-shape="id24" draw:start-glue-point="2" draw:end-shape="id27" draw:end-glue-point="3" svg:d="M10800 8600v1800h5700" svg:viewBox="0 0 5701 1801">
          <text:p/>
        </draw:connector>
        <draw:frame draw:style-name="gr18" draw:text-style-name="P17" draw:layer="layout" svg:width="19.39cm" svg:height="1.3cm" svg:x="1.2cm" svg:y="1.1cm">
          <draw:text-box>
            <text:p><text:span text:style-name="T13">2.Web</text:span><text:span text:style-name="T13">负载均衡与高可用</text:span><text:span text:style-name="T13">(LVS+Keepalived)</text:span></text:p>
          </draw:text-box>
        </draw:frame>
        <draw:connector draw:style-name="gr7" draw:text-style-name="P4" draw:layer="layout" draw:type="line" svg:x1="4cm" svg:y1="6cm" svg:x2="4cm" svg:y2="5.196cm" draw:start-shape="id25" draw:start-glue-point="0" draw:end-shape="id28" draw:end-glue-point="2" svg:d="M4000 6000v-804" svg:viewBox="0 0 1 805">
          <text:p/>
        </draw:connector>
        <draw:frame draw:style-name="gr19" draw:text-style-name="P6" xml:id="id29" draw:id="id29" draw:layer="layout" svg:width="5.1cm" svg:height="1.275cm" svg:x="1.5cm" svg:y="11.6cm">
          <draw:text-box>
            <text:p><text:span text:style-name="T5">Hostname: Server6</text:span></text:p>
            <text:p><text:span text:style-name="T5">Private IP: 10.10.10.201</text:span></text:p>
          </draw:text-box>
        </draw:frame>
        <draw:frame draw:style-name="gr19" draw:text-style-name="P6" xml:id="id31" draw:id="id31" draw:layer="layout" svg:width="5.09cm" svg:height="1.275cm" svg:x="15.5cm" svg:y="11.6cm">
          <draw:text-box>
            <text:p><text:span text:style-name="T5">Hostname: Server7</text:span></text:p>
            <text:p><text:span text:style-name="T5">Private IP: 10.10.10.202</text:span></text:p>
          </draw:text-box>
        </draw:frame>
        <draw:connector draw:style-name="gr7" draw:text-style-name="P4" draw:layer="layout" draw:type="line" svg:x1="4.05cm" svg:y1="11.6cm" svg:x2="4cm" svg:y2="10.9cm" draw:start-shape="id29" draw:start-glue-point="0" draw:end-shape="id26" draw:end-glue-point="2" svg:d="M4050 11600l-50-700" svg:viewBox="0 0 51 701">
          <text:p/>
        </draw:connector>
        <draw:connector draw:style-name="gr7" draw:text-style-name="P4" draw:layer="layout" draw:type="line" svg:x1="18cm" svg:y1="6cm" svg:x2="18cm" svg:y2="5.296cm" draw:start-shape="id23" draw:start-glue-point="0" draw:end-shape="id30" draw:end-glue-point="2" svg:d="M18000 6000v-704" svg:viewBox="0 0 1 705">
          <text:p/>
        </draw:connector>
        <draw:connector draw:style-name="gr7" draw:text-style-name="P4" draw:layer="layout" draw:type="line" svg:x1="18.045cm" svg:y1="11.6cm" svg:x2="18cm" svg:y2="10.9cm" draw:start-shape="id31" draw:end-shape="id27" draw:end-glue-point="2" svg:d="M18045 11600l-45-700" svg:viewBox="0 0 46 701">
          <text:p/>
        </draw:connector>
        <draw:frame draw:style-name="gr20" draw:text-style-name="P18" draw:layer="layout" svg:width="3.1cm" svg:height="0.717cm" svg:x="4.7cm" svg:y="7.8cm">
          <draw:text-box>
            <text:p><text:span text:style-name="T14">校验器、</text:span><text:span text:style-name="T14">VRRP</text:span></text:p>
          </draw:text-box>
        </draw:frame>
        <draw:custom-shape draw:style-name="gr21" draw:text-style-name="P5" draw:layer="layout" svg:width="19.4cm" svg:height="10cm" svg:x="1.1cm" svg:y="3cm">
          <text:p/>
          <draw:enhanced-geometry svg:viewBox="0 0 21600 21600" draw:type="rectangle" draw:enhanced-path="M 0 0 L 21600 0 21600 21600 0 21600 0 0 Z N"/>
        </draw:custom-shape>
        <draw:frame draw:style-name="gr22" draw:text-style-name="P6" xml:id="id28" draw:id="id28" draw:layer="layout" svg:width="5.4cm" svg:height="1.796cm" svg:x="1.3cm" svg:y="3.4cm">
          <draw:text-box>
            <text:p><text:span text:style-name="T5">Hostname: Server1</text:span></text:p>
            <text:p><text:span text:style-name="T5">Private IP: 10.10.10.70</text:span></text:p>
            <text:p><text:span text:style-name="T5">Virtual IP: </text:span><text:span text:style-name="T15">192.168.1.200</text:span></text:p>
          </draw:text-box>
        </draw:frame>
        <draw:frame draw:style-name="gr22" draw:text-style-name="P6" xml:id="id30" draw:id="id30" draw:layer="layout" svg:width="5.4cm" svg:height="1.796cm" svg:x="15.3cm" svg:y="3.5cm">
          <draw:text-box>
            <text:p><text:span text:style-name="T5">Hostname: Server2</text:span></text:p>
            <text:p><text:span text:style-name="T5">Private IP: 10.10.10.80</text:span></text:p>
            <text:p><text:span text:style-name="T5">Virtual IP: </text:span><text:span text:style-name="T15">192.168.1.200</text:span></text:p>
          </draw:text-box>
        </draw:frame>
        <draw:frame draw:style-name="gr23" draw:text-style-name="P19" draw:layer="layout" svg:width="8.1cm" svg:height="0.911cm" svg:x="6.7cm" svg:y="6.102cm">
          <draw:text-box>
            <text:p><text:span text:style-name="T16">Private Network: 10.10.10.0/24</text:span></text:p>
          </draw:text-box>
        </draw:frame>
        <draw:frame draw:style-name="gr20" draw:text-style-name="P18" draw:layer="layout" svg:width="3.1cm" svg:height="0.717cm" svg:x="14.3cm" svg:y="7.783cm">
          <draw:text-box>
            <text:p><text:span text:style-name="T14">校验器、</text:span><text:span text:style-name="T14">VRRP</text:span></text:p>
          </draw:text-box>
        </draw:frame>
      </draw:page>
      <draw:page draw:name="page3" draw:style-name="dp1" draw:master-page-name="默认">
        <draw:frame draw:style-name="gr24" draw:text-style-name="P20" draw:layer="layout" svg:width="19.59cm" svg:height="1.1cm" svg:x="1cm" svg:y="1cm">
          <draw:text-box>
            <text:p><text:span text:style-name="T17">3.Web</text:span><text:span text:style-name="T17">文件存储</text:span></text:p>
          </draw:text-box>
        </draw:frame>
        <draw:custom-shape draw:style-name="gr15" draw:text-style-name="P2" xml:id="id32" draw:id="id32" draw:layer="layout" svg:width="3cm" svg:height="1cm" svg:x="6.4cm" svg:y="5.953cm">
          <text:p text:style-name="P1"><text:span text:style-name="T1">Nginx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35" draw:id="id35" draw:layer="layout" svg:width="3cm" svg:height="1cm" svg:x="11.6cm" svg:y="6cm">
          <text:p text:style-name="P1"><text:span text:style-name="T1">Ngin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37" draw:id="id37" draw:layer="layout" svg:width="3cm" svg:height="1cm" svg:x="9cm" svg:y="12.6cm">
          <text:p text:style-name="P1"><text:span text:style-name="T1">N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7.9cm" svg:y1="5.953cm" svg:x2="7.85cm" svg:y2="4.775cm" draw:start-shape="id32" draw:start-glue-point="0" draw:end-shape="id33" svg:d="M7900 5953l-50-1178" svg:viewBox="0 0 51 1179">
          <text:p/>
        </draw:connector>
        <draw:connector draw:style-name="gr7" draw:text-style-name="P4" draw:layer="layout" draw:type="line" svg:x1="13.2cm" svg:y1="4.8cm" svg:x2="13.1cm" svg:y2="6cm" draw:start-shape="id34" draw:end-shape="id35" draw:end-glue-point="0" svg:d="M13200 4800l-100 1200" svg:viewBox="0 0 101 1201">
          <text:p/>
        </draw:connector>
        <draw:connector draw:style-name="gr7" draw:text-style-name="P4" draw:layer="layout" draw:type="line" svg:x1="13.7cm" svg:y1="13.393cm" svg:x2="12cm" svg:y2="13.1cm" draw:start-shape="id36" draw:end-shape="id37" draw:end-glue-point="1" svg:d="M13700 13393l-1700-293" svg:viewBox="0 0 1701 294">
          <text:p/>
        </draw:connector>
        <draw:connector draw:style-name="gr5" draw:text-style-name="P21" draw:layer="layout" draw:type="line" svg:x1="7.9cm" svg:y1="6.953cm" svg:x2="9cm" svg:y2="13.1cm" draw:start-shape="id32" draw:start-glue-point="2" draw:end-shape="id37" draw:end-glue-point="3" svg:d="M7900 6953l1100 6147" svg:viewBox="0 0 1101 6148">
          <text:p><text:span text:style-name="T4">千兆网线</text:span></text:p>
        </draw:connector>
        <draw:frame draw:style-name="gr18" draw:text-style-name="P6" xml:id="id34" draw:id="id34" draw:layer="layout" svg:width="4.8cm" svg:height="1.3cm" svg:x="10.8cm" svg:y="3.5cm">
          <draw:text-box>
            <text:p><text:span text:style-name="T5">Hostname: Server7</text:span></text:p>
            <text:p><text:span text:style-name="T5">Private IP: 14.14.14..202</text:span></text:p>
          </draw:text-box>
        </draw:frame>
        <draw:frame draw:style-name="gr19" draw:text-style-name="P6" xml:id="id33" draw:id="id33" draw:layer="layout" svg:width="4.5cm" svg:height="1.275cm" svg:x="5.6cm" svg:y="3.5cm">
          <draw:text-box>
            <text:p><text:span text:style-name="T5">Hostname: Server6</text:span></text:p>
            <text:p><text:span text:style-name="T5">Private IP: 11.11.11.201</text:span></text:p>
          </draw:text-box>
        </draw:frame>
        <draw:frame draw:style-name="gr19" draw:text-style-name="P6" xml:id="id36" draw:id="id36" draw:layer="layout" svg:width="4.3cm" svg:height="1.787cm" svg:x="13.7cm" svg:y="12.5cm">
          <draw:text-box>
            <text:p><text:span text:style-name="T5">Hostname: Server3</text:span></text:p>
            <text:p><text:span text:style-name="T5">Private IP: 11.11.11.90</text:span></text:p>
            <text:p><text:span text:style-name="T5">Private IP: 14.14.14.90</text:span></text:p>
          </draw:text-box>
        </draw:frame>
        <draw:frame draw:style-name="gr23" draw:text-style-name="P19" draw:layer="layout" svg:width="8.1cm" svg:height="0.911cm" svg:x="4.2cm" svg:y="7.789cm">
          <draw:text-box>
            <text:p><text:span text:style-name="T16">Private Network: 11.11.11.0/24</text:span></text:p>
          </draw:text-box>
        </draw:frame>
        <draw:custom-shape draw:style-name="gr25" draw:text-style-name="P5" draw:layer="layout" svg:width="19.4cm" svg:height="11.2cm" svg:x="1.1cm" svg:y="3cm">
          <text:p/>
          <draw:enhanced-geometry svg:viewBox="0 0 21600 21600" draw:type="rectangle" draw:enhanced-path="M 0 0 L 21600 0 21600 21600 0 21600 0 0 Z N"/>
        </draw:custom-shape>
        <draw:connector draw:style-name="gr5" draw:text-style-name="P21" draw:layer="layout" draw:type="line" svg:x1="13.1cm" svg:y1="7cm" svg:x2="12cm" svg:y2="13.1cm" draw:start-shape="id35" draw:start-glue-point="2" draw:end-shape="id37" draw:end-glue-point="1" svg:d="M13100 7000l-1100 6100" svg:viewBox="0 0 1101 6101">
          <text:p><text:span text:style-name="T4">千兆网线</text:span></text:p>
        </draw:connector>
        <draw:frame draw:style-name="gr23" draw:text-style-name="P19" draw:layer="layout" svg:width="8.1cm" svg:height="0.911cm" svg:x="9.8cm" svg:y="10.589cm">
          <draw:text-box>
            <text:p><text:span text:style-name="T16">Private Network: 14.14.14.0/24</text:span></text:p>
          </draw:text-box>
        </draw:frame>
      </draw:page>
      <draw:page draw:name="page4" draw:style-name="dp1" draw:master-page-name="默认">
        <draw:custom-shape draw:style-name="gr14" draw:text-style-name="P3" xml:id="id39" draw:id="id39" draw:layer="layout" svg:width="4cm" svg:height="1cm" svg:x="8.788cm" svg:y="8.513cm">
          <text:p text:style-name="P1"><text:span text:style-name="T2">交换机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41" draw:id="id41" draw:layer="layout" svg:width="3cm" svg:height="1cm" svg:x="2.488cm" svg:y="10.913cm">
          <text:p text:style-name="P1"><text:span text:style-name="T1">MySQL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42" draw:id="id42" draw:layer="layout" svg:width="3cm" svg:height="1cm" svg:x="16.488cm" svg:y="10.913cm">
          <text:p text:style-name="P1"><text:span text:style-name="T1">MySQL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svg:x1="18cm" svg:y1="7.9cm" svg:x2="12.788cm" svg:y2="9.013cm" draw:start-shape="id38" draw:start-glue-point="2" draw:end-shape="id39" draw:end-glue-point="1" svg:d="M18000 7900v1113h-5212" svg:viewBox="0 0 5213 1114">
          <text:p/>
        </draw:connector>
        <draw:connector draw:style-name="gr16" draw:text-style-name="P16" draw:layer="layout" svg:x1="4cm" svg:y1="7.9cm" svg:x2="8.788cm" svg:y2="9.013cm" draw:start-shape="id40" draw:start-glue-point="2" draw:end-shape="id39" draw:end-glue-point="3" svg:d="M4000 7900v1113h4788" svg:viewBox="0 0 4789 1114">
          <text:p/>
        </draw:connector>
        <draw:connector draw:style-name="gr2" draw:text-style-name="P4" draw:layer="layout" svg:x1="10.788cm" svg:y1="9.513cm" svg:x2="5.488cm" svg:y2="11.413cm" draw:start-shape="id39" draw:start-glue-point="2" draw:end-shape="id41" draw:end-glue-point="1" svg:d="M10788 9513v1900h-5300" svg:viewBox="0 0 5301 1901">
          <text:p/>
        </draw:connector>
        <draw:connector draw:style-name="gr17" draw:text-style-name="P4" draw:layer="layout" svg:x1="10.788cm" svg:y1="9.513cm" svg:x2="16.488cm" svg:y2="11.413cm" draw:start-shape="id39" draw:start-glue-point="2" draw:end-shape="id42" draw:end-glue-point="3" svg:d="M10788 9513v1900h5700" svg:viewBox="0 0 5701 1901">
          <text:p/>
        </draw:connector>
        <draw:frame draw:style-name="gr18" draw:text-style-name="P17" draw:layer="layout" svg:width="19.39cm" svg:height="1.3cm" svg:x="1.188cm" svg:y="1.113cm">
          <draw:text-box>
            <text:p><text:span text:style-name="T13">4.DB</text:span><text:span text:style-name="T13">高可用</text:span><text:span text:style-name="T13">(LVS+Keepalived</text:span><text:span text:style-name="T13">，无负载均衡</text:span><text:span text:style-name="T13">)</text:span></text:p>
          </draw:text-box>
        </draw:frame>
        <draw:connector draw:style-name="gr7" draw:text-style-name="P4" draw:layer="layout" draw:type="line" svg:x1="3.988cm" svg:y1="7.013cm" svg:x2="3.994cm" svg:y2="6.096cm" draw:end-shape="id43" draw:end-glue-point="2" svg:d="M3988 7013l6-917" svg:viewBox="0 0 7 918">
          <text:p/>
        </draw:connector>
        <draw:connector draw:style-name="gr7" draw:text-style-name="P4" draw:layer="layout" draw:type="line" svg:x1="4cm" svg:y1="12.8cm" svg:x2="3.988cm" svg:y2="11.913cm" draw:start-shape="id44" draw:start-glue-point="0" draw:end-shape="id41" draw:end-glue-point="2" svg:d="M4000 12800l-12-887" svg:viewBox="0 0 13 888">
          <text:p/>
        </draw:connector>
        <draw:connector draw:style-name="gr7" draw:text-style-name="P4" draw:layer="layout" draw:type="line" svg:x1="17.988cm" svg:y1="7.013cm" svg:x2="17.994cm" svg:y2="6.113cm" draw:end-shape="id45" draw:end-glue-point="2" svg:d="M17988 7013l6-900" svg:viewBox="0 0 7 901">
          <text:p/>
        </draw:connector>
        <draw:connector draw:style-name="gr7" draw:text-style-name="P4" draw:layer="layout" draw:type="line" svg:x1="17.995cm" svg:y1="12.821cm" svg:x2="17.988cm" svg:y2="11.913cm" draw:start-shape="id46" draw:start-glue-point="0" draw:end-shape="id42" draw:end-glue-point="2" svg:d="M17995 12821l-7-908" svg:viewBox="0 0 8 909">
          <text:p/>
        </draw:connector>
        <draw:custom-shape draw:style-name="gr26" draw:text-style-name="P5" draw:layer="layout" svg:width="19.412cm" svg:height="9.987cm" svg:x="1.088cm" svg:y="4.013cm">
          <text:p/>
          <draw:enhanced-geometry svg:viewBox="0 0 21600 21600" draw:type="rectangle" draw:enhanced-path="M 0 0 L 21600 0 21600 21600 0 21600 0 0 Z N"/>
        </draw:custom-shape>
        <draw:frame draw:style-name="gr22" draw:text-style-name="P6" xml:id="id43" draw:id="id43" draw:layer="layout" svg:width="4.412cm" svg:height="1.796cm" svg:x="1.788cm" svg:y="4.3cm">
          <draw:text-box>
            <text:p><text:span text:style-name="T5">Hostname: Server1</text:span></text:p>
            <text:p><text:span text:style-name="T5">Private IP: 10.10.10.70</text:span></text:p>
            <text:p><text:span text:style-name="T5">Virtual IP: </text:span><text:span text:style-name="T15">10.10.10.100</text:span></text:p>
          </draw:text-box>
        </draw:frame>
        <draw:frame draw:style-name="gr27" draw:text-style-name="P6" xml:id="id45" draw:id="id45" draw:layer="layout" svg:width="4.612cm" svg:height="1.813cm" svg:x="15.688cm" svg:y="4.3cm">
          <draw:text-box>
            <text:p><text:span text:style-name="T5">Hostname: Server2</text:span></text:p>
            <text:p><text:span text:style-name="T5">Private IP: 10.10.10.80</text:span></text:p>
            <text:p><text:span text:style-name="T5">Virtual IP: </text:span><text:span text:style-name="T15">10.10.10.100</text:span></text:p>
          </draw:text-box>
        </draw:frame>
        <draw:frame draw:style-name="gr19" draw:text-style-name="P6" xml:id="id46" draw:id="id46" draw:layer="layout" svg:width="4.61cm" svg:height="1.275cm" svg:x="15.69cm" svg:y="12.821cm">
          <draw:text-box>
            <text:p><text:span text:style-name="T5">Hostname: Server5</text:span></text:p>
            <text:p><text:span text:style-name="T5">Private IP: 10.10.10.102</text:span></text:p>
          </draw:text-box>
        </draw:frame>
        <draw:frame draw:style-name="gr18" draw:text-style-name="P6" xml:id="id44" draw:id="id44" draw:layer="layout" svg:width="4.6cm" svg:height="1.3cm" svg:x="1.7cm" svg:y="12.8cm">
          <draw:text-box>
            <text:p><text:span text:style-name="T5">Hostname: Server4</text:span></text:p>
            <text:p><text:span text:style-name="T5">Private IP: 10.10.10.101</text:span></text:p>
          </draw:text-box>
        </draw:frame>
        <draw:frame draw:style-name="gr23" draw:text-style-name="P19" draw:layer="layout" svg:width="8.1cm" svg:height="0.911cm" svg:x="6.7cm" svg:y="7.001cm">
          <draw:text-box>
            <text:p><text:span text:style-name="T16">Private Network: 10.10.10.0/24</text:span></text:p>
          </draw:text-box>
        </draw:frame>
        <draw:frame draw:style-name="gr20" draw:text-style-name="P18" draw:layer="layout" svg:width="3.1cm" svg:height="0.717cm" svg:x="4.7cm" svg:y="8.701cm">
          <draw:text-box>
            <text:p><text:span text:style-name="T14">校验器、</text:span><text:span text:style-name="T14">VRRP</text:span></text:p>
          </draw:text-box>
        </draw:frame>
        <draw:frame draw:style-name="gr20" draw:text-style-name="P18" draw:layer="layout" svg:width="3.1cm" svg:height="0.717cm" svg:x="13.9cm" svg:y="8.683cm">
          <draw:text-box>
            <text:p><text:span text:style-name="T14">校验器、</text:span><text:span text:style-name="T14">VRRP</text:span></text:p>
          </draw:text-box>
        </draw:frame>
        <draw:custom-shape draw:name="Master Director Server" draw:style-name="gr1" draw:text-style-name="P3" xml:id="id40" draw:id="id40" draw:layer="layout" svg:width="4cm" svg:height="1cm" svg:x="2cm" svg:y="6.9cm">
          <text:p text:style-name="P1"><text:span text:style-name="T2">Master LV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Backup Director Server" draw:style-name="gr1" draw:text-style-name="P3" xml:id="id38" draw:id="id38" draw:layer="layout" svg:width="4cm" svg:height="1cm" svg:x="16cm" svg:y="6.9cm">
          <text:p text:style-name="P1"><text:span text:style-name="T2">Backup LVS</text:span></text:p>
          <draw:enhanced-geometry svg:viewBox="0 0 21600 21600" draw:type="rectangle" draw:enhanced-path="M 0 0 L 21600 0 21600 21600 0 21600 0 0 Z N"/>
        </draw:custom-shape>
        <draw:frame draw:style-name="gr28" draw:text-style-name="P22" draw:layer="layout" svg:width="18.3cm" svg:height="1.5cm" svg:x="1.8cm" svg:y="2.4cm">
          <draw:text-box>
            <text:p text:style-name="P1"><text:span text:style-name="T18">主主复制</text:span><text:span text:style-name="T18">+ LVS + Keepalived</text:span><text:span text:style-name="T18">实现单读写入口</text:span><text:span text:style-name="T18">MySQL</text:span></text:p>
          </draw:text-box>
        </draw:frame>
      </draw:page>
      <draw:page draw:name="page5" draw:style-name="dp1" draw:master-page-name="默认">
        <draw:frame draw:style-name="gr29" draw:text-style-name="P17" draw:layer="layout" svg:width="19.39cm" svg:height="1.052cm" svg:x="1.2cm" svg:y="1.1cm">
          <draw:text-box>
            <text:p><text:span text:style-name="T13">5.DB</text:span><text:span text:style-name="T13">主主复制</text:span><text:span text:style-name="T13">(Master-Master)</text:span></text:p>
          </draw:text-box>
        </draw:frame>
        <draw:custom-shape draw:style-name="gr15" draw:text-style-name="P2" xml:id="id48" draw:id="id48" draw:layer="layout" svg:width="3cm" svg:height="1cm" svg:x="3cm" svg:y="7cm">
          <text:p text:style-name="P1"><text:span text:style-name="T1">MySQL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50" draw:id="id50" draw:layer="layout" svg:width="3cm" svg:height="1cm" svg:x="15cm" svg:y="7cm">
          <text:p text:style-name="P1"><text:span text:style-name="T1">MySQL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4.5cm" svg:y1="10.321cm" svg:x2="4.5cm" svg:y2="8cm" draw:start-shape="id47" draw:end-shape="id48" draw:end-glue-point="2" svg:d="M4500 10321v-2321" svg:viewBox="0 0 1 2322">
          <text:p/>
        </draw:connector>
        <draw:connector draw:style-name="gr7" draw:text-style-name="P4" draw:layer="layout" draw:type="line" svg:x1="16.55cm" svg:y1="10.2cm" svg:x2="16.5cm" svg:y2="8cm" draw:start-shape="id49" draw:start-glue-point="0" draw:end-shape="id50" draw:end-glue-point="2" svg:d="M16550 10200l-50-2200" svg:viewBox="0 0 51 2201">
          <text:p/>
        </draw:connector>
        <draw:connector draw:style-name="gr10" draw:text-style-name="P21" draw:layer="layout" draw:line-skew="-1.399cm" svg:x1="16.871cm" svg:y1="6.817cm" svg:x2="4.5cm" svg:y2="7cm" draw:end-shape="id48" draw:end-glue-point="0" svg:d="M16871 6817v-1717h-12371v1900" svg:viewBox="0 0 12372 1901">
          <text:p><text:span text:style-name="T4"><text:s text:c="21"/></text:span><text:span text:style-name="T4">千兆网线</text:span></text:p>
          <text:p><text:span text:style-name="T4"/></text:p>
          <text:p><text:span text:style-name="T4"/></text:p>
          <text:p><text:span text:style-name="T4"/></text:p>
        </draw:connector>
        <draw:frame draw:style-name="gr19" draw:text-style-name="P6" xml:id="id49" draw:id="id49" draw:layer="layout" svg:width="5.1cm" svg:height="1.275cm" svg:x="14cm" svg:y="10.2cm">
          <draw:text-box>
            <text:p><text:span text:style-name="T5">Hostname: Server5</text:span></text:p>
            <text:p><text:span text:style-name="T5">Private IP: 13.13.13.102</text:span></text:p>
          </draw:text-box>
        </draw:frame>
        <draw:frame draw:style-name="gr19" draw:text-style-name="P6" xml:id="id47" draw:id="id47" draw:layer="layout" svg:width="5.4cm" svg:height="1.275cm" svg:x="1.8cm" svg:y="10.321cm">
          <draw:text-box>
            <text:p><text:span text:style-name="T5">Hostname: Server4</text:span></text:p>
            <text:p><text:span text:style-name="T5">Private IP: 13.13.13.101</text:span></text:p>
          </draw:text-box>
        </draw:frame>
        <draw:frame draw:style-name="gr30" draw:text-style-name="P19" draw:layer="layout" svg:width="8.2cm" svg:height="0.811cm" svg:x="6.2cm" svg:y="4.389cm">
          <draw:text-box>
            <text:p><text:span text:style-name="T16">Private Network: 13.13.13.0/24</text:span></text:p>
          </draw:text-box>
        </draw:frame>
        <draw:custom-shape draw:style-name="gr31" draw:text-style-name="P5" draw:layer="layout" svg:width="19.4cm" svg:height="9cm" svg:x="1.1cm" svg:y="3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默认">
        <draw:frame draw:style-name="gr24" draw:text-style-name="P20" draw:layer="layout" svg:width="19.59cm" svg:height="1.1cm" svg:x="1cm" svg:y="1cm">
          <draw:text-box>
            <text:p><text:span text:style-name="T17">6.</text:span><text:span text:style-name="T17">备份</text:span></text:p>
          </draw:text-box>
        </draw:frame>
        <draw:custom-shape draw:style-name="gr15" draw:text-style-name="P2" xml:id="id51" draw:id="id51" draw:layer="layout" svg:width="3cm" svg:height="1cm" svg:x="2.3cm" svg:y="6.953cm">
          <text:p text:style-name="P1"><text:span text:style-name="T1">Nginx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54" draw:id="id54" draw:layer="layout" svg:width="3cm" svg:height="1cm" svg:x="6.3cm" svg:y="7cm">
          <text:p text:style-name="P1"><text:span text:style-name="T1">Ngin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56" draw:id="id56" draw:layer="layout" svg:width="3cm" svg:height="1cm" svg:x="9.2cm" svg:y="18.1cm">
          <text:p text:style-name="P1"><text:span text:style-name="T2">N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58" draw:id="id58" draw:layer="layout" svg:width="2.9cm" svg:height="0.9cm" svg:x="9.2cm" svg:y="13.8cm">
          <text:p text:style-name="P1"><text:span text:style-name="T1">备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3.8cm" svg:y1="6.953cm" svg:x2="3.85cm" svg:y2="4.52cm" draw:start-shape="id51" draw:start-glue-point="0" draw:end-shape="id52" svg:d="M3800 6953l50-2433" svg:viewBox="0 0 51 2434">
          <text:p/>
        </draw:connector>
        <draw:connector draw:style-name="gr7" draw:text-style-name="P4" draw:layer="layout" draw:type="line" svg:x1="7.8cm" svg:y1="5.4cm" svg:x2="7.8cm" svg:y2="7cm" draw:start-shape="id53" draw:end-shape="id54" draw:end-glue-point="0" svg:d="M7800 5400v1600" svg:viewBox="0 0 1 1601">
          <text:p/>
        </draw:connector>
        <draw:connector draw:style-name="gr7" draw:text-style-name="P4" draw:layer="layout" draw:type="line" svg:x1="15.4cm" svg:y1="18.637cm" svg:x2="12.2cm" svg:y2="18.6cm" draw:start-shape="id55" draw:start-glue-point="3" draw:end-shape="id56" svg:d="M15400 18637l-3200-37" svg:viewBox="0 0 3201 38">
          <text:p/>
        </draw:connector>
        <draw:connector draw:style-name="gr7" draw:text-style-name="P4" draw:layer="layout" draw:type="line" svg:x1="7.8cm" svg:y1="14.305cm" svg:x2="9.2cm" svg:y2="14.25cm" draw:start-shape="id57" draw:end-shape="id58" draw:end-glue-point="3" svg:d="M7800 14305l1400-55" svg:viewBox="0 0 1401 56">
          <text:p/>
        </draw:connector>
        <draw:connector draw:style-name="gr5" draw:text-style-name="P21" draw:layer="layout" draw:type="line" svg:x1="10.7cm" svg:y1="18.1cm" svg:x2="10.65cm" svg:y2="14.7cm" draw:start-shape="id56" draw:start-glue-point="0" draw:end-shape="id58" draw:end-glue-point="2" svg:d="M10700 18100l-50-3400" svg:viewBox="0 0 51 3401">
          <text:p><text:span text:style-name="T4">千兆网线</text:span></text:p>
        </draw:connector>
        <draw:frame draw:style-name="gr19" draw:text-style-name="P6" xml:id="id55" draw:id="id55" draw:layer="layout" svg:width="4.3cm" svg:height="1.275cm" svg:x="15.4cm" svg:y="18cm">
          <draw:text-box>
            <text:p><text:span text:style-name="T5">Hostname: Server3</text:span></text:p>
            <text:p><text:span text:style-name="T5">Private IP: 12.12.12.90</text:span></text:p>
          </draw:text-box>
        </draw:frame>
        <draw:frame draw:style-name="gr18" draw:text-style-name="P6" xml:id="id53" draw:id="id53" draw:layer="layout" svg:width="4.8cm" svg:height="1.3cm" svg:x="5.4cm" svg:y="4.1cm">
          <draw:text-box>
            <text:p><text:span text:style-name="T5">Hostname: Server7</text:span></text:p>
            <text:p><text:span text:style-name="T5">Private IP: 10.10.10.202</text:span></text:p>
          </draw:text-box>
        </draw:frame>
        <draw:frame draw:style-name="gr33" draw:text-style-name="P6" xml:id="id52" draw:id="id52" draw:layer="layout" svg:width="4.5cm" svg:height="1.52cm" svg:x="1.6cm" svg:y="3cm">
          <draw:text-box>
            <text:p><text:span text:style-name="T5">Hostname: Server6</text:span></text:p>
            <text:p><text:span text:style-name="T5">Private IP: 10.10.10.201</text:span></text:p>
          </draw:text-box>
        </draw:frame>
        <draw:frame draw:style-name="gr34" draw:text-style-name="P6" xml:id="id57" draw:id="id57" draw:layer="layout" svg:width="4.1cm" svg:height="2.411cm" svg:x="3.7cm" svg:y="13.1cm">
          <draw:text-box>
            <text:p><text:span text:style-name="T5">Hostname: Server2</text:span></text:p>
            <text:p><text:span text:style-name="T5">Private IP:</text:span></text:p>
            <text:p><text:span text:style-name="T5"><text:s text:c="14"/></text:span><text:span text:style-name="T5">10.10.10.80</text:span></text:p>
            <text:p><text:span text:style-name="T5"><text:s text:c="14"/></text:span><text:span text:style-name="T5">12.12.12.80</text:span></text:p>
          </draw:text-box>
        </draw:frame>
        <draw:frame draw:style-name="gr23" draw:text-style-name="P19" draw:layer="layout" svg:width="8.1cm" svg:height="0.911cm" svg:x="6.7cm" svg:y="12cm">
          <draw:text-box>
            <text:p><text:span text:style-name="T16">Private Network: 10.10.10.0/24</text:span></text:p>
          </draw:text-box>
        </draw:frame>
        <draw:custom-shape draw:style-name="gr35" draw:text-style-name="P4" xml:id="id63" draw:id="id63" draw:layer="layout" svg:width="9cm" svg:height="2.9cm" svg:x="1.3cm" svg:y="6cm">
          <text:p/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8.01cm" svg:height="0.911cm" svg:x="6.9cm" svg:y="16.4cm">
          <draw:text-box>
            <text:p><text:span text:style-name="T16">Private Network: 12.12.12.0/24</text:span></text:p>
          </draw:text-box>
        </draw:frame>
        <draw:custom-shape draw:style-name="gr36" draw:text-style-name="P5" draw:layer="layout" svg:width="19.4cm" svg:height="17cm" svg:x="1.1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61" draw:id="id61" draw:layer="layout" svg:width="3cm" svg:height="1cm" svg:x="12.3cm" svg:y="6.841cm">
          <text:p text:style-name="P1"><text:span text:style-name="T1">MySQL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59" draw:id="id59" draw:layer="layout" svg:width="3cm" svg:height="1cm" svg:x="16.3cm" svg:y="6.788cm">
          <text:p text:style-name="P1"><text:span text:style-name="T1">MySQL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xml:id="id65" draw:id="id65" draw:layer="layout" svg:width="9cm" svg:height="2.9cm" svg:x="11.3cm" svg:y="5.988cm">
          <text:p/>
          <draw:enhanced-geometry svg:viewBox="0 0 21600 21600" draw:type="rectangle" draw:enhanced-path="M 0 0 L 21600 0 21600 21600 0 21600 0 0 Z N"/>
        </draw:custom-shape>
        <draw:frame draw:style-name="gr19" draw:text-style-name="P6" xml:id="id60" draw:id="id60" draw:layer="layout" svg:width="4.61cm" svg:height="1.275cm" svg:x="15.5cm" svg:y="3.125cm">
          <draw:text-box>
            <text:p><text:span text:style-name="T5">Hostname: Server5</text:span></text:p>
            <text:p><text:span text:style-name="T5">Private IP: 10.10.10.102</text:span></text:p>
          </draw:text-box>
        </draw:frame>
        <draw:frame draw:style-name="gr18" draw:text-style-name="P6" xml:id="id62" draw:id="id62" draw:layer="layout" svg:width="4.6cm" svg:height="1.3cm" svg:x="11.5cm" svg:y="4.1cm">
          <draw:text-box>
            <text:p><text:span text:style-name="T5">Hostname: Server4</text:span></text:p>
            <text:p><text:span text:style-name="T5">Private IP: 10.10.10.101</text:span></text:p>
          </draw:text-box>
        </draw:frame>
        <draw:connector draw:style-name="gr7" draw:text-style-name="P4" draw:layer="layout" draw:type="line" svg:x1="17.8cm" svg:y1="7.788cm" svg:x2="17.805cm" svg:y2="4.4cm" draw:start-shape="id59" draw:start-glue-point="2" draw:end-shape="id60" svg:d="M17800 7788l5-3388" svg:viewBox="0 0 6 3389">
          <text:p/>
        </draw:connector>
        <draw:connector draw:style-name="gr7" draw:text-style-name="P4" draw:layer="layout" draw:type="line" svg:x1="13.8cm" svg:y1="6.841cm" svg:x2="13.8cm" svg:y2="5.4cm" draw:start-shape="id61" draw:end-shape="id62" draw:end-glue-point="2" svg:d="M13800 6841v-1441" svg:viewBox="0 0 1 1442">
          <text:p/>
        </draw:connector>
        <draw:connector draw:style-name="gr2" draw:text-style-name="P4" draw:layer="layout" svg:x1="5.8cm" svg:y1="8.9cm" svg:x2="8.6cm" svg:y2="11.1cm" draw:start-shape="id63" draw:end-shape="id64" draw:end-glue-point="3" svg:d="M5800 8900v2200h2800" svg:viewBox="0 0 2801 2201">
          <text:p/>
        </draw:connector>
        <draw:connector draw:style-name="gr2" draw:text-style-name="P23" draw:layer="layout" svg:x1="15.8cm" svg:y1="8.888cm" svg:x2="12.6cm" svg:y2="11.1cm" draw:start-shape="id65" draw:start-glue-point="2" draw:end-shape="id64" draw:end-glue-point="1" svg:d="M15800 8888v2212h-3200" svg:viewBox="0 0 3201 2213">
          <text:p/>
        </draw:connector>
        <draw:custom-shape draw:style-name="gr14" draw:text-style-name="P3" xml:id="id64" draw:id="id64" draw:layer="layout" svg:width="4cm" svg:height="1cm" svg:x="8.6cm" svg:y="10.6cm">
          <text:p text:style-name="P1"><text:span text:style-name="T2">交换机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0.6cm" svg:y1="11.6cm" svg:x2="10.65cm" svg:y2="13.8cm" draw:start-shape="id64" draw:end-shape="id58" draw:end-glue-point="0" svg:d="M10600 11600l50 2200" svg:viewBox="0 0 51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Nimbus Sans L1" svg:font-family="'Nimbus Sans L'" style:font-family-generic="modern" style:font-pitch="variable"/>
    <style:font-face style:name="文泉驿正黑1" svg:font-family="文泉驿正黑" style:font-family-generic="moder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wiss" style:font-pitch="variable"/>
    <style:font-face style:name="Nimbus Sans L2" svg:font-family="'Nimbus Sans L'" style:font-family-generic="swiss" style:font-pitch="variable"/>
    <style:font-face style:name="文泉驿正黑2" svg:font-family="文泉驿正黑" style:font-family-generic="swiss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cfe7f5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yu Fifi</meta:initial-creator>
    <meta:creation-date>2015-08-09T19:09:05.539538992</meta:creation-date>
    <dc:date>2015-08-22T01:59:04.229441667</dc:date>
    <meta:editing-duration>PT3H49M44S</meta:editing-duration>
    <meta:editing-cycles>152</meta:editing-cycles>
    <meta:generator>LibreOffice/4.4.5.2$Linux_X86_64 LibreOffice_project/40m0$Build-2</meta:generator>
    <meta:document-statistic meta:object-count="142"/>
  </office:meta>
</office:document-meta>
</file>